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paragraph-rsid="0026ba16" style:font-weight-asian="bold" style:font-weight-complex="bold"/>
    </style:style>
    <style:style style:name="P3" style:family="paragraph" style:parent-style-name="Standard">
      <style:text-properties fo:font-weight="bold" officeooo:rsid="002a5382" officeooo:paragraph-rsid="002a5382" style:font-weight-asian="bold" style:font-weight-complex="bold"/>
    </style:style>
    <style:style style:name="P4" style:family="paragraph" style:parent-style-name="Standard">
      <style:text-properties fo:font-weight="bold" officeooo:rsid="00319ddb" officeooo:paragraph-rsid="00319ddb" style:font-weight-asian="bold" style:font-weight-complex="bold"/>
    </style:style>
    <style:style style:name="P5" style:family="paragraph" style:parent-style-name="Standard">
      <style:text-properties fo:font-weight="bold" officeooo:rsid="002f3672" officeooo:paragraph-rsid="00319240" style:font-weight-asian="bold" style:font-weight-complex="bold"/>
    </style:style>
    <style:style style:name="P6" style:family="paragraph" style:parent-style-name="Standard">
      <style:text-properties fo:font-weight="bold" officeooo:rsid="002c2b35" officeooo:paragraph-rsid="002c2b35" style:font-weight-asian="bold" style:font-weight-complex="bold"/>
    </style:style>
    <style:style style:name="P7" style:family="paragraph" style:parent-style-name="Standard">
      <style:text-properties officeooo:rsid="001718c1" officeooo:paragraph-rsid="001718c1"/>
    </style:style>
    <style:style style:name="P8" style:family="paragraph" style:parent-style-name="Standard" style:list-style-name="L2">
      <style:text-properties officeooo:rsid="001718c1" officeooo:paragraph-rsid="001c286a"/>
    </style:style>
    <style:style style:name="P9" style:family="paragraph" style:parent-style-name="Standard" style:list-style-name="L2">
      <style:text-properties officeooo:rsid="001718c1" officeooo:paragraph-rsid="00244730"/>
    </style:style>
    <style:style style:name="P10" style:family="paragraph" style:parent-style-name="Standard" style:list-style-name="L2">
      <style:text-properties officeooo:rsid="001718c1" officeooo:paragraph-rsid="00261398"/>
    </style:style>
    <style:style style:name="P11" style:family="paragraph" style:parent-style-name="Standard" style:list-style-name="L2"/>
    <style:style style:name="P12" style:family="paragraph" style:parent-style-name="Standard" style:list-style-name="L2">
      <style:text-properties officeooo:paragraph-rsid="001718c1"/>
    </style:style>
    <style:style style:name="P13" style:family="paragraph" style:parent-style-name="Standard" style:list-style-name="L2">
      <style:text-properties officeooo:paragraph-rsid="001dcb8e"/>
    </style:style>
    <style:style style:name="P14" style:family="paragraph" style:parent-style-name="Standard" style:list-style-name="L2">
      <style:text-properties officeooo:rsid="001dcb8e" officeooo:paragraph-rsid="001dcb8e"/>
    </style:style>
    <style:style style:name="P15" style:family="paragraph" style:parent-style-name="Standard" style:list-style-name="L2">
      <style:text-properties officeooo:rsid="0023e1fd" officeooo:paragraph-rsid="0023e1fd"/>
    </style:style>
    <style:style style:name="P16" style:family="paragraph" style:parent-style-name="Standard">
      <style:text-properties officeooo:rsid="0026ba16" officeooo:paragraph-rsid="0026ba16"/>
    </style:style>
    <style:style style:name="P17" style:family="paragraph" style:parent-style-name="Standard" style:list-style-name="L3"/>
    <style:style style:name="P18" style:family="paragraph" style:parent-style-name="Standard" style:list-style-name="L3">
      <style:text-properties officeooo:paragraph-rsid="002a0ccd"/>
    </style:style>
    <style:style style:name="P19" style:family="paragraph" style:parent-style-name="Standard" style:list-style-name="L3">
      <style:text-properties officeooo:rsid="002a0ccd" officeooo:paragraph-rsid="002a0ccd"/>
    </style:style>
    <style:style style:name="P20" style:family="paragraph" style:parent-style-name="Standard">
      <style:text-properties officeooo:rsid="002a5382" officeooo:paragraph-rsid="002a5382"/>
    </style:style>
    <style:style style:name="P21" style:family="paragraph" style:parent-style-name="Standard" style:list-style-name="L5">
      <style:text-properties officeooo:rsid="002a5382" officeooo:paragraph-rsid="002a5382"/>
    </style:style>
    <style:style style:name="P22" style:family="paragraph" style:parent-style-name="Standard" style:list-style-name="L4">
      <style:text-properties officeooo:paragraph-rsid="002a5382"/>
    </style:style>
    <style:style style:name="P23" style:family="paragraph" style:parent-style-name="Standard" style:list-style-name="L5">
      <style:text-properties officeooo:rsid="002bc943" officeooo:paragraph-rsid="002bc943"/>
    </style:style>
    <style:style style:name="P24" style:family="paragraph" style:parent-style-name="Standard">
      <style:text-properties officeooo:rsid="002c2b35" officeooo:paragraph-rsid="002c2b35"/>
    </style:style>
    <style:style style:name="P25" style:family="paragraph" style:parent-style-name="Standard" style:list-style-name="L2">
      <style:text-properties officeooo:rsid="002dbd12" officeooo:paragraph-rsid="002dbd12"/>
    </style:style>
    <style:style style:name="P26" style:family="paragraph" style:parent-style-name="Standard">
      <style:text-properties officeooo:rsid="002f3672" officeooo:paragraph-rsid="002f3672"/>
    </style:style>
    <style:style style:name="P27" style:family="paragraph" style:parent-style-name="Standard">
      <style:text-properties officeooo:rsid="002f3672" officeooo:paragraph-rsid="00319240"/>
    </style:style>
    <style:style style:name="P28" style:family="paragraph" style:parent-style-name="Standard" style:list-style-name="L6">
      <style:text-properties officeooo:rsid="00319240" officeooo:paragraph-rsid="00319240"/>
    </style:style>
    <style:style style:name="P29" style:family="paragraph" style:parent-style-name="Standard" style:list-style-name="L6">
      <style:text-properties officeooo:rsid="00319ddb" officeooo:paragraph-rsid="00319ddb"/>
    </style:style>
    <style:style style:name="P30" style:family="paragraph" style:parent-style-name="Standard">
      <style:text-properties officeooo:rsid="0031fcb3" officeooo:paragraph-rsid="0031fcb3"/>
    </style:style>
    <style:style style:name="P31" style:family="paragraph" style:parent-style-name="Standard" style:list-style-name="L7">
      <style:text-properties officeooo:rsid="00343100" officeooo:paragraph-rsid="00343100"/>
    </style:style>
    <style:style style:name="P32" style:family="paragraph" style:parent-style-name="Standard" style:list-style-name="L7">
      <style:text-properties officeooo:rsid="00343100" officeooo:paragraph-rsid="0039cde9"/>
    </style:style>
    <style:style style:name="P33" style:family="paragraph" style:parent-style-name="Standard" style:list-style-name="L7">
      <style:text-properties officeooo:paragraph-rsid="00343100"/>
    </style:style>
    <style:style style:name="P34" style:family="paragraph" style:parent-style-name="Standard" style:list-style-name="L7">
      <style:text-properties officeooo:rsid="003568f8" officeooo:paragraph-rsid="003568f8"/>
    </style:style>
    <style:style style:name="P35" style:family="paragraph" style:parent-style-name="Standard" style:list-style-name="L7">
      <style:text-properties officeooo:rsid="0037163d" officeooo:paragraph-rsid="0037163d"/>
    </style:style>
    <style:style style:name="P36" style:family="paragraph" style:parent-style-name="Standard" style:list-style-name="L7">
      <style:text-properties officeooo:rsid="003b870b" officeooo:paragraph-rsid="003b870b"/>
    </style:style>
    <style:style style:name="P37" style:family="paragraph" style:parent-style-name="Standard" style:list-style-name="L7">
      <style:text-properties officeooo:rsid="003b870b" officeooo:paragraph-rsid="003be7fd"/>
    </style:style>
    <style:style style:name="P38" style:family="paragraph" style:parent-style-name="Standard">
      <style:text-properties officeooo:rsid="003b870b" officeooo:paragraph-rsid="003b870b"/>
    </style:style>
    <style:style style:name="T1" style:family="text">
      <style:text-properties officeooo:rsid="001718c1"/>
    </style:style>
    <style:style style:name="T2" style:family="text">
      <style:text-properties officeooo:rsid="0018c17f"/>
    </style:style>
    <style:style style:name="T3" style:family="text">
      <style:text-properties officeooo:rsid="001c1228"/>
    </style:style>
    <style:style style:name="T4" style:family="text">
      <style:text-properties officeooo:rsid="001c286a"/>
    </style:style>
    <style:style style:name="T5" style:family="text">
      <style:text-properties officeooo:rsid="001dcb8e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222c94"/>
    </style:style>
    <style:style style:name="T8" style:family="text">
      <style:text-properties officeooo:rsid="0026ba16"/>
    </style:style>
    <style:style style:name="T9" style:family="text">
      <style:text-properties officeooo:rsid="002a5382"/>
    </style:style>
    <style:style style:name="T10" style:family="text">
      <style:text-properties officeooo:rsid="002bb4d8"/>
    </style:style>
    <style:style style:name="T11" style:family="text">
      <style:text-properties officeooo:rsid="002d62bd"/>
    </style:style>
    <style:style style:name="T12" style:family="text">
      <style:text-properties officeooo:rsid="002f3672"/>
    </style:style>
    <style:style style:name="T13" style:family="text">
      <style:text-properties officeooo:rsid="00319240"/>
    </style:style>
    <style:style style:name="T14" style:family="text">
      <style:text-properties officeooo:rsid="00343100"/>
    </style:style>
    <style:style style:name="T15" style:family="text">
      <style:text-properties officeooo:rsid="0039cde9"/>
    </style:style>
    <style:style style:name="T16" style:family="text">
      <style:text-properties officeooo:rsid="003b870b"/>
    </style:style>
    <style:style style:name="T17" style:family="text">
      <style:text-properties officeooo:rsid="003be7f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) Broken Access C<text:span text:style-name="T8">o</text:span>ntrol:</text:p>
      <text:list xml:id="list3711070907" text:style-name="L3">
        <text:list-item>
          <text:p text:style-name="P18"><text:span text:style-name="T8">As mentioned CurrentUserServiceImpl.java and BookingRequestDto.java </text:span></text:p>
          <text:list>
            <text:list-item>
              <text:p text:style-name="P18">A validation from the parameters coming from the Request</text:p>
            </text:list-item>
            <text:list-item>
              <text:p text:style-name="P17">An authorization framewrok to check AuthZ. ( Check an authenticated login user should not pass random values.) </text:p>
            </text:list-item>
            <text:list-item>
              <text:p text:style-name="P17">Proper RBAC (Theater owner should not see the customer's details)</text:p>
            </text:list-item>
          </text:list>
        </text:list-item>
        <text:list-item>
          <text:p text:style-name="P19">Use Data type UUID</text:p>
          <text:list>
            <text:list-item>
              <text:p text:style-name="P17">Tables like Purchase, Order, PurchaseItem, Customer etc...</text:p>
            </text:list-item>
            <text:list-item>
              <text:p text:style-name="P17">We should use data type String UUID instead of int</text:p>
            </text:list-item>
            <text:list-item>
              <text:p text:style-name="P17">So, no one can guess and try to hit the URL. </text:p>
            </text:list-item>
          </text:list>
        </text:list-item>
        <text:list-item>
          <text:p text:style-name="P17">GET methods only for Reading</text:p>
        </text:list-item>
        <text:list-item>
          <text:p text:style-name="P19">Insensitive information in the token</text:p>
          <text:list>
            <text:list-item>
              <text:p text:style-name="P17">Token must not have sensitve details like email, mobileNO etc...</text:p>
            </text:list-item>
            <text:list-item>
              <text:p text:style-name="P17">If it has then it has to be escaped like: man*****@gmail.com</text:p>
            </text:list-item>
          </text:list>
        </text:list-item>
        <text:list-item>
          <text:p text:style-name="P17">Minimizing Cross-Origin Resource Sharing (CORS) usage.</text:p>
        </text:list-item>
      </text:list>
      <text:p text:style-name="Standard"/>
      <text:p text:style-name="Standard"><text:span text:style-name="T6">2.) Cryptographic Failures</text:span></text:p>
      <text:list xml:id="list2990528098" text:style-name="L2">
        <text:list-item>
          <text:p text:style-name="P11">If the project comes in Europ<text:span text:style-name="T1">ian region </text:span>and comes under GDPR(General Data Protection Regulation (GDPR)) <text:span text:style-name="T4">t</text:span><text:span text:style-name="T1">hen apply data protection lows like “Data secure in Transsit as well as at rest” and save those data in the same regionl</text:span></text:p>
        </text:list-item>
        <text:list-item>
          <text:p text:style-name="P12"><text:span text:style-name="T1">If </text:span>we are saving/remembering the credit card nuber and other details of Financial Information...<text:span text:style-name="T1">then follow </text:span><text:span text:style-name="T2">data protection </text:span><text:span text:style-name="T1">rules defined in PCI standarad.</text:span></text:p>
          <text:p text:style-name="P12"/>
        </text:list-item>
        <text:list-item>
          <text:p text:style-name="P14"><text:span text:style-name="T11">Secure </text:span>Data at rest:</text:p>
          <text:list>
            <text:list-item>
              <text:p text:style-name="P14">If posssible, use "encryption at rest" option in the RDS / S3/ EC2 (Any storage area. )</text:p>
            </text:list-item>
            <text:list-item>
              <text:p text:style-name="P14">For the passwords</text:p>
              <text:list>
                <text:list-item>
                  <text:p text:style-name="P14">must not be hard-coded</text:p>
                </text:list-item>
                <text:list-item>
                  <text:p text:style-name="P13"><text:span text:style-name="T4">m</text:span>ust be stored in the encrypted way in the table-database.</text:p>
                </text:list-item>
                <text:list-item>
                  <text:p text:style-name="P10">Store passwords using strong adaptive and salted hashing functions with a work factor (delay factor), such as <text:span text:style-name="T5">bcrypt and scrypt instead of MD5/SHA1.</text:span></text:p>
                  <text:p text:style-name="P14"/>
                </text:list-item>
              </text:list>
            </text:list-item>
          </text:list>
        </text:list-item>
        <text:list-item>
          <text:p text:style-name="P8"><text:span text:style-name="T11">Secure </text:span><text:span text:style-name="T4">Data in transition:</text:span></text:p>
          <text:list>
            <text:list-item>
              <text:p text:style-name="P8"><text:span text:style-name="T3">Use HTTPS. </text:span><text:span text:style-name="T7">(If possible dont use HTTP)</text:span></text:p>
            </text:list-item>
            <text:list-item>
              <text:p text:style-name="P15">HTTP header: <text:span text:style-name="T1">Enforce encryption using directives like HTTP Strict Transport Security (HSTS)</text:span></text:p>
            </text:list-item>
            <text:list-item>
              <text:p text:style-name="P25">Do not save senstitive detail in Cookies OR in the Local storage in the browser.</text:p>
            </text:list-item>
            <text:list-item>
              <text:p text:style-name="P8"><text:span text:style-name="T3">Do not use self-signed certificate for the Production</text:span></text:p>
            </text:list-item>
            <text:list-item>
              <text:p text:style-name="P8"><text:span text:style-name="T4">Everything should work on the latest TLS version (so we can get rid from <text:s/>the older version which might have vulunerabilities.)</text:span></text:p>
            </text:list-item>
            <text:list-item>
              <text:p text:style-name="P9">Do not use legacy protocols such as FTP and SMTP for transporting sensitive data.</text:p>
            </text:list-item>
          </text:list>
        </text:list-item>
      </text:list>
      <text:p text:style-name="P7"/>
      <text:p text:style-name="P2"><text:span text:style-name="T8">3.) Injection</text:span></text:p>
      <text:list xml:id="list1203836209" text:style-name="L4">
        <text:list-item>
          <text:p text:style-name="P22"><text:span text:style-name="T8">SQL injection. (As mentioned in <text:s/>BookingRequestDto.java </text:span><text:span text:style-name="T9">and in TheaterRepository.java </text:span></text:p>
        </text:list-item>
      </text:list>
      <text:p text:style-name="P16"/>
      <text:p text:style-name="P3">4.) <text:span text:style-name="T10">Insecure Design</text:span></text:p>
      <text:list xml:id="list1568804000" text:style-name="L5">
        <text:list-item>
          <text:p text:style-name="P21">Use threat modeling for critical authentication, access control, business logic, and key flows</text:p>
        </text:list-item>
        <text:list-item>
          <text:p text:style-name="P21">Limit resource consumption by user or service </text:p>
          <text:list>
            <text:list-item>
              <text:p text:style-name="P23">No one can book the whole theater</text:p>
            </text:list-item>
            <text:list-item>
              <text:p text:style-name="P23">Identify the customers/transactions/bot(s) which comes and lock the seat for 10 mins and do not book the seat. (Continously)</text:p>
              <text:list>
                <text:list-item>
                  <text:p text:style-name="P23">Just block them. (block IP)</text:p>
                </text:list-item>
                <text:list-item>
                  <text:p text:style-name="P23">For such bots(s) keep CAPTCHA on frontend</text:p>
                </text:list-item>
              </text:list>
            </text:list-item>
          </text:list>
        </text:list-item>
      </text:list>
      <text:p text:style-name="P6"><text:soft-page-break/>5.) <text:span text:style-name="T12">Apply latest security updates (major or minor or patch)</text:span></text:p>
      <text:p text:style-name="P24"/>
      <text:p text:style-name="P5">6.) <text:span text:style-name="T13">Security and Logging</text:span></text:p>
      <text:list xml:id="list3199490898" text:style-name="L6">
        <text:list-item>
          <text:p text:style-name="P28">Proper Logging:</text:p>
          <text:list>
            <text:list-item>
              <text:p text:style-name="P28">Ensure all login, access control, and server-side input validation failures can be logged with sufficient user context to identify suspicious or malicious accounts.</text:p>
            </text:list-item>
            <text:list-item>
              <text:p text:style-name="P29">All logs are easily consumable</text:p>
            </text:list-item>
            <text:list-item>
              <text:p text:style-name="P29">Ensure high-value transactions have an audit trail with integrity controls.</text:p>
              <text:list>
                <text:list-item>
                  <text:p text:style-name="P29">e.g: Tickets bookd more than 20 (In one go) OR grater than 5000 INR</text:p>
                </text:list-item>
              </text:list>
            </text:list-item>
          </text:list>
        </text:list-item>
      </text:list>
      <text:p text:style-name="P27"/>
      <text:p text:style-name="P4">7.) Server-Side Request Forgery (SSRF)</text:p>
      <text:list xml:id="list3702285630" text:style-name="L7">
        <text:list-item>
          <text:p text:style-name="P31">Private VPC</text:p>
        </text:list-item>
        <text:list-item>
          <text:p text:style-name="P31">Security Rules</text:p>
          <text:list>
            <text:list-item>
              <text:p text:style-name="P34">All ports are by default closed</text:p>
            </text:list-item>
            <text:list-item>
              <text:p text:style-name="P34">All security group rules are by default in DENY mode.</text:p>
            </text:list-item>
          </text:list>
        </text:list-item>
        <text:list-item>
          <text:p text:style-name="P31">Log all accepted and blocked network flows on firewalls</text:p>
        </text:list-item>
        <text:list-item>
          <text:p text:style-name="P33"><text:span text:style-name="T14">If some developer wants a backend production access</text:span></text:p>
          <text:list>
            <text:list-item>
              <text:p text:style-name="P31">access from the VPN (or from Jump host server)</text:p>
            </text:list-item>
            <text:list-item>
              <text:p text:style-name="P31">access from the whitelisted IP</text:p>
            </text:list-item>
            <text:list-item>
              <text:p text:style-name="P31">access by the PEM/PPK/Password -&gt; which would be different for every one</text:p>
            </text:list-item>
          </text:list>
        </text:list-item>
        <text:list-item>
          <text:p text:style-name="P31">If possbile, use WAF in cloud for your EC2 instances</text:p>
        </text:list-item>
        <text:list-item>
          <text:p text:style-name="P35">Proper IAM roles (if we give access of Cloud to developers)</text:p>
        </text:list-item>
        <text:list-item>
          <text:p text:style-name="P32">Access metadata storage of cloud services</text:p>
          <text:list>
            <text:list-item>
              <text:p text:style-name="P32">Most cloud providers <text:span text:style-name="T15">(atleast AWS) </text:span>have metadata storage such as http://169.254.169.254/. </text:p>
            </text:list-item>
            <text:list-item>
              <text:p text:style-name="P32">An attacker can read the metadata to gain sensitive information.</text:p>
              <text:p text:style-name="P32"/>
            </text:list-item>
            <text:list-item>
              <text:p text:style-name="P32"><text:span text:style-name="T16">AWS has launched the feature called “</text:span>Instance Metadata Service v2 (IMDSv2)” tackles <text:span text:style-name="T16">this. </text:span></text:p>
              <text:list>
                <text:list-item>
                  <text:p text:style-name="P36">First, eanble the service</text:p>
                </text:list-item>
                <text:list-item>
                  <text:p text:style-name="P36">Second, generate the token. </text:p>
                  <text:list>
                    <text:list-item>
                      <text:p text:style-name="P36"><text:a xlink:type="simple" xlink:href="http://169.254.169.254/latest/api/token" text:style-name="Internet_20_link" text:visited-style-name="Visited_20_Internet_20_Link"><text:span text:style-name="T14">http://169.254.169.254/latest/api/token</text:span></text:a><text:span text:style-name="T14"> <text:s/>with the custom header x-aws-ec2-metadata-token-ttl-seconds with the value of the number of seconds for which the token needs to be active</text:span></text:p>
                    </text:list-item>
                  </text:list>
                </text:list-item>
                <text:list-item>
                  <text:p text:style-name="P36">Third, instead of GET call PUT method to fetch the metadata</text:p>
                  <text:list>
                    <text:list-item>
                      <text:p text:style-name="P37">Call the URL <text:span text:style-name="T14">ttp://169.254.169.254/ </text:span>w<text:span text:style-name="T17">i</text:span>th the token <text:span text:style-name="T17">passed in header</text:span>: <text:s/><text:span text:style-name="T14">x-aws-ec2-metadata-token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8"/>
      <text:p text:style-name="P38"/>
      <text:p text:style-name="P30"/>
      <text:p text:style-name="P26"/>
      <text:p text:style-name="P2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19T02:15:43.405525020</meta:creation-date>
    <dc:date>2022-03-19T03:08:44.077933383</dc:date>
    <meta:editing-duration>PT42M30S</meta:editing-duration>
    <meta:editing-cycles>40</meta:editing-cycles>
    <meta:generator>LibreOffice/6.4.7.2$Linux_X86_64 LibreOffice_project/40$Build-2</meta:generator>
    <meta:document-statistic meta:table-count="0" meta:image-count="0" meta:object-count="0" meta:page-count="2" meta:paragraph-count="70" meta:word-count="703" meta:character-count="4155" meta:non-whitespace-character-count="3570"/>
  </office:meta>
</office:document-meta>
</file>